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06cd"/>
    </style:style>
    <style:style style:name="P2" style:family="paragraph" style:parent-style-name="Preformatted_20_Text">
      <style:text-properties officeooo:rsid="00064650" officeooo:paragraph-rsid="00064650"/>
    </style:style>
    <style:style style:name="P3" style:family="paragraph" style:parent-style-name="Preformatted_20_Text">
      <style:text-properties officeooo:paragraph-rsid="00064650"/>
    </style:style>
    <style:style style:name="P4" style:family="paragraph" style:parent-style-name="Preformatted_20_Text">
      <style:text-properties officeooo:rsid="00075e5d" officeooo:paragraph-rsid="00075e5d"/>
    </style:style>
    <style:style style:name="P5" style:family="paragraph" style:parent-style-name="Preformatted_20_Text">
      <style:text-properties officeooo:rsid="00075e5d" officeooo:paragraph-rsid="0007adec"/>
    </style:style>
    <style:style style:name="P6" style:family="paragraph" style:parent-style-name="Preformatted_20_Text">
      <style:text-properties officeooo:rsid="00075e5d" officeooo:paragraph-rsid="000b7153"/>
    </style:style>
    <style:style style:name="P7" style:family="paragraph" style:parent-style-name="Preformatted_20_Text">
      <style:text-properties officeooo:paragraph-rsid="00075e5d"/>
    </style:style>
    <style:style style:name="P8" style:family="paragraph" style:parent-style-name="Preformatted_20_Text">
      <style:text-properties officeooo:rsid="0007adec" officeooo:paragraph-rsid="0007adec"/>
    </style:style>
    <style:style style:name="P9" style:family="paragraph" style:parent-style-name="Preformatted_20_Text">
      <style:text-properties officeooo:paragraph-rsid="0007adec"/>
    </style:style>
    <style:style style:name="P10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font-size="12pt" fo:font-weight="bold" officeooo:rsid="000d2b1a" officeooo:paragraph-rsid="000d2b1a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font-size="12pt" fo:font-weight="bold" officeooo:rsid="0016da97" officeooo:paragraph-rsid="0016da97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officeooo:rsid="000606cd" officeooo:paragraph-rsid="001f0422" style:font-size-asian="12pt" style:font-size-complex="12pt"/>
    </style:style>
    <style:style style:name="P14" style:family="paragraph" style:parent-style-name="Preformatted_20_Text">
      <style:text-properties officeooo:rsid="000d2b1a" officeooo:paragraph-rsid="000d2b1a"/>
    </style:style>
    <style:style style:name="P15" style:family="paragraph" style:parent-style-name="Preformatted_20_Text">
      <style:text-properties officeooo:rsid="000606cd" officeooo:paragraph-rsid="000606cd"/>
    </style:style>
    <style:style style:name="P16" style:family="paragraph" style:parent-style-name="Preformatted_20_Text">
      <style:text-properties officeooo:rsid="0016da97" officeooo:paragraph-rsid="0016da97"/>
    </style:style>
    <style:style style:name="P17" style:family="paragraph" style:parent-style-name="Preformatted_20_Text">
      <style:text-properties officeooo:paragraph-rsid="0016da97"/>
    </style:style>
    <style:style style:name="P18" style:family="paragraph" style:parent-style-name="Preformatted_20_Text">
      <style:text-properties officeooo:paragraph-rsid="001f0422"/>
    </style:style>
    <style:style style:name="P19" style:family="paragraph" style:parent-style-name="Preformatted_20_Text">
      <style:text-properties officeooo:rsid="001f0422" officeooo:paragraph-rsid="001f0422"/>
    </style:style>
    <style:style style:name="P20" style:family="paragraph" style:parent-style-name="Preformatted_20_Text">
      <style:text-properties style:font-name="Liberation Mono" fo:font-size="10pt" officeooo:rsid="000f1e4c" officeooo:paragraph-rsid="00075e5d" style:font-name-asian="Liberation Mono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17c41c" officeooo:paragraph-rsid="0016da97" style:font-name-asian="Liberation Mono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fo:font-weight="normal" officeooo:rsid="001bfa65" officeooo:paragraph-rsid="0016da97" style:font-name-asian="Liberation Mono" style:font-size-asian="8.75pt" style:font-weight-asian="normal" style:font-name-complex="Liberation Mono" style:font-size-complex="10pt" style:font-weight-complex="normal"/>
    </style:style>
    <style:style style:name="P23" style:family="paragraph" style:parent-style-name="Preformatted_20_Text">
      <style:text-properties officeooo:paragraph-rsid="001863a5"/>
    </style:style>
    <style:style style:name="P24" style:family="paragraph" style:parent-style-name="Preformatted_20_Text">
      <style:text-properties officeooo:rsid="001fcabb" officeooo:paragraph-rsid="001fcabb"/>
    </style:style>
    <style:style style:name="P25" style:family="paragraph" style:parent-style-name="Preformatted_20_Text">
      <style:text-properties style:font-name="Liberation Mono" fo:font-size="10pt" fo:font-weight="normal" officeooo:rsid="0016da97" officeooo:paragraph-rsid="0019ba82" style:font-name-asian="Liberation Mono" style:font-size-asian="8.75pt" style:font-weight-asian="normal" style:font-name-complex="Liberation Mono" style:font-size-complex="10pt" style:font-weight-complex="normal"/>
    </style:style>
    <style:style style:name="T1" style:family="text">
      <style:text-properties officeooo:rsid="000606cd"/>
    </style:style>
    <style:style style:name="T2" style:family="text">
      <style:text-properties officeooo:rsid="00064650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64650" style:font-name-asian="Liberation Mono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b7153" style:font-name-asian="Liberation Mono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bc964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f1e4c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14abee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43aa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6da97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7c41c" style:font-name-asian="Liberation Mono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9865f" style:font-name-asian="Liberation Mono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1d0690" style:font-name-asian="Liberation Mono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1d8879" style:font-name-asian="Liberation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1fcabb" style:font-name-asian="Liberation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19bbb" style:font-name-asian="Liberation Mono" style:font-size-asian="10pt" style:font-name-complex="Liberation Mono" style:font-size-complex="10pt"/>
    </style:style>
    <style:style style:name="T17" style:family="text">
      <style:text-properties style:font-name="Liberation Mono" fo:font-size="10pt" fo:font-weight="normal" style:font-name-asian="Liberation Mono" style:font-size-asian="8.75pt" style:font-weight-asian="normal" style:font-name-complex="Liberation Mono" style:font-size-complex="10pt" style:font-weight-complex="normal"/>
    </style:style>
    <style:style style:name="T18" style:family="text">
      <style:text-properties style:font-name="Liberation Mono" fo:font-size="10pt" fo:font-weight="normal" officeooo:rsid="001d8879" style:font-name-asian="Liberation Mono" style:font-size-asian="8.75pt" style:font-weight-asian="normal" style:font-name-complex="Liberation Mono" style:font-size-complex="10pt" style:font-weight-complex="normal"/>
    </style:style>
    <style:style style:name="T19" style:family="tex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T20" style:family="text">
      <style:text-properties style:font-name="Liberation Mono" fo:font-size="10pt" fo:font-weight="normal" officeooo:rsid="001863a5" style:font-name-asian="Liberation Mono" style:font-size-asian="10pt" style:font-weight-asian="normal" style:font-name-complex="Liberation Mono" style:font-size-complex="10pt" style:font-weight-complex="normal"/>
    </style:style>
    <style:style style:name="T21" style:family="text">
      <style:text-properties style:font-name="Liberation Mono" fo:font-size="10pt" fo:font-weight="normal" officeooo:rsid="001a3e9b" style:font-name-asian="Liberation Mono" style:font-size-asian="10pt" style:font-weight-asian="normal" style:font-name-complex="Liberation Mono" style:font-size-complex="10pt" style:font-weight-complex="normal"/>
    </style:style>
    <style:style style:name="T22" style:family="text">
      <style:text-properties style:font-name="Liberation Mono" officeooo:rsid="000bc964" style:font-name-asian="Liberation Mono" style:font-name-complex="Liberation Mono"/>
    </style:style>
    <style:style style:name="T23" style:family="text">
      <style:text-properties officeooo:rsid="00075e5d"/>
    </style:style>
    <style:style style:name="T24" style:family="text">
      <style:text-properties officeooo:rsid="0007adec"/>
    </style:style>
    <style:style style:name="T25" style:family="text">
      <style:text-properties officeooo:rsid="000b7153"/>
    </style:style>
    <style:style style:name="T26" style:family="text">
      <style:text-properties officeooo:rsid="000bc964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0b7153" style:font-size-asian="12pt" style:font-weight-asian="bold" style:font-size-complex="12pt" style:font-weight-complex="bold"/>
    </style:style>
    <style:style style:name="T29" style:family="text">
      <style:text-properties officeooo:rsid="000f1e4c"/>
    </style:style>
    <style:style style:name="T30" style:family="text">
      <style:text-properties officeooo:rsid="0016da97"/>
    </style:style>
    <style:style style:name="T31" style:family="text">
      <style:text-properties officeooo:rsid="0019ba8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1fca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2">Joseph Mifsud</text:span><text:tab/><text:tab/><text:tab/><text:tab/><text:tab/><text:tab/><text:tab/><text:a xlink:type="simple" xlink:href="mailto:upshift@posteo.net" text:style-name="Internet_20_link" text:visited-style-name="Visited_20_Internet_20_Link"><text:span text:style-name="T22">upshift@posteo.net</text:span></text:a></text:p>
      <text:p text:style-name="P18"><text:span text:style-name="T1">Data </text:span><text:span text:style-name="T13">Engineer</text:span><text:span text:style-name="T9"><text:tab/><text:tab/><text:tab/><text:tab/><text:tab/><text:tab/><text:tab/></text:span><text:span text:style-name="T6">929-999-9092</text:span></text:p>
      <text:p text:style-name="P17"><text:span text:style-name="T26">Robbinsville, NJ </text:span><text:span text:style-name="T30">08691<text:tab/><text:tab/><text:tab/><text:tab/><text:tab/><text:tab/></text:span><text:span text:style-name="T31">github.com/4d30</text:span></text:p>
      <text:p text:style-name="P17"/>
      <text:p text:style-name="P10">Objective</text:p>
      <text:p text:style-name="P1"><text:span text:style-name="T9">To </text:span><text:span text:style-name="T16">build my future by</text:span><text:span text:style-name="T9"> </text:span><text:span text:style-name="T14">leverag</text:span><text:span text:style-name="T16">ing</text:span><text:span text:style-name="T9"> my </text:span><text:span text:style-name="T10">scientific, managerial, and</text:span><text:span text:style-name="T9"> programming </text:span><text:span text:style-name="T10">passions</text:span><text:span text:style-name="T9"> in a new career </text:span><text:span text:style-name="T15">at</text:span><text:span text:style-name="T9"> </text:span><text:span text:style-name="T10">a ‘</text:span><text:span text:style-name="T12">human-centric’ </text:span><text:span text:style-name="T10">workplace</text:span><text:span text:style-name="T1">.</text:span></text:p>
      <text:p text:style-name="P15"/>
      <text:p text:style-name="Preformatted_20_Text"><text:span text:style-name="T28">Professional </text:span><text:span text:style-name="T27">Experience</text:span></text:p>
      <text:p text:style-name="P4">Associate</text:p>
      <text:p text:style-name="P6">Amazon <text:span text:style-name="T25">Logistics (Bell Mawr, NJ </text:span><text:span text:style-name="T26">USA</text:span><text:span text:style-name="T30">)</text:span><text:span text:style-name="T25"><text:tab/><text:tab/><text:tab/>Oct 2020 – Present</text:span></text:p>
      <text:p text:style-name="P6"><text:span text:style-name="T25">Responsible to work as a team in the collection </text:span><text:span text:style-name="T26">and </text:span><text:span text:style-name="T25">of consumer goods within a warehouse environment. Speed, time-management, and punctuality are key to collective success.<text:tab/></text:span></text:p>
      <text:p text:style-name="P7"/>
      <text:p text:style-name="P7"><text:span text:style-name="T2">Medical Equipment</text:span> <text:span text:style-name="T1">Technician <text:tab/><text:tab/><text:tab/><text:tab/><text:tab/></text:span></text:p>
      <text:p text:style-name="P9"><text:span text:style-name="T1">C</text:span>anadian Red Cross <text:span text:style-name="T2">(Kamloops, BC Canada)<text:tab/><text:tab/><text:tab/></text:span><text:span text:style-name="T23">Oct 2018 – Ju</text:span><text:span text:style-name="T25">ly</text:span><text:span text:style-name="T23"> 2020</text:span></text:p>
      <text:p text:style-name="P1"><text:span text:style-name="T1">Responsible to maintain inventory of medical equipment, making deliveries, and managing </text:span><text:span text:style-name="T11">a small team</text:span><text:span text:style-name="T1">. </text:span><text:span text:style-name="T2">On a daily basis </text:span><text:span text:style-name="T4">queries for Microsoft SQL Server were written. </text:span><text:span text:style-name="T6">Communicated with team members with Microsoft Outlook and Lync.</text:span></text:p>
      <text:p text:style-name="Preformatted_20_Text"/>
      <text:p text:style-name="P4">Volunteer</text:p>
      <text:p text:style-name="P5">BC SPCA &amp; Canadian Red Cross<text:tab/><text:span text:style-name="T2">(Kamloops, BC Canada)<text:tab/></text:span><text:span text:style-name="T24">Mar 2017 – Apr 2019</text:span><text:tab/><text:tab/></text:p>
      <text:p text:style-name="P4"><text:span text:style-name="T24">Developed a network in a new community awhile awaiting a work permit from the Canadian federal government. </text:span><text:tab/></text:p>
      <text:p text:style-name="P4"/>
      <text:p text:style-name="P4">Long-Distance Hiker<text:tab/><text:tab/><text:tab/><text:tab/><text:tab/><text:tab/><text:span text:style-name="T24">Feb 2016 – Sept 2016</text:span></text:p>
      <text:p text:style-name="Preformatted_20_Text"><text:span text:style-name="T1">Appalachian</text:span> <text:span text:style-name="T24">National Scenic Trail</text:span></text:p>
      <text:p text:style-name="P3"><text:span text:style-name="T11">A hike of 2,189 miles</text:span><text:span text:style-name="T2"> was completed on time and on budget. </text:span><text:span text:style-name="T7">A PostgreSQL database was used to store data on different gear options and ultimately optimize decisions </text:span><text:span text:style-name="T11">before departing on</text:span><text:span text:style-name="T7"> the adventure.</text:span></text:p>
      <text:p text:style-name="Preformatted_20_Text"/>
      <text:p text:style-name="Preformatted_20_Text">Triton Construction<text:tab/><text:tab/><text:tab/><text:tab/><text:tab/><text:tab/><text:span text:style-name="T24">Oct 2012 – Dec 2015</text:span></text:p>
      <text:p text:style-name="P2"><text:span text:style-name="T23">Construction</text:span> Manager, Triton Construction <text:span text:style-name="T24">Co. </text:span>(New York, New York)</text:p>
      <text:p text:style-name="P7"><text:span text:style-name="T8">A</text:span><text:span text:style-name="T29"> p</text:span><text:span text:style-name="T7">roject management role,</text:span><text:span text:style-name="T29"> e</text:span><text:span text:style-name="T5">xcellent written and verbal communication skills were necessary for success. The Microsoft Office Suite of Word, Excel, and PowerPoint were extensively used to visualize and document communications. </text:span><text:span text:style-name="T7">Regular meetings were held with the client and contractors.</text:span></text:p>
      <text:p text:style-name="P20"/>
      <text:p text:style-name="P16"><text:span text:style-name="T7">S</text:span><text:span text:style-name="T3">UNY Research Foundation</text:span></text:p>
      <text:p text:style-name="P17"><text:span text:style-name="T7">R</text:span><text:span text:style-name="T10">esearch Associate<text:tab/><text:tab/><text:tab/><text:tab/><text:tab/><text:tab/>Sept 2011 – May 2012</text:span></text:p>
      <text:p text:style-name="P21">Materials and methods were defined by the team for the collection of data. Data was mined, analyzed, and then presented to the University of Rochester’s Laboratory for Laser Energetics.</text:p>
      <text:p text:style-name="P17"/>
      <text:p text:style-name="P10">Education</text:p>
      <text:p text:style-name="Preformatted_20_Text">MS <text:span text:style-name="T1">Mechanical</text:span> Engineering, <text:span text:style-name="T24">GPA 3.8<text:tab/><text:tab/><text:tab/><text:tab/>June 2015</text:span></text:p>
      <text:p text:style-name="P8">State University at Stony Brook</text:p>
      <text:p text:style-name="Preformatted_20_Text"/>
      <text:p text:style-name="Preformatted_20_Text">BA Physics, <text:span text:style-name="T24">GPA 3.0<text:tab/><text:tab/><text:tab/><text:tab/><text:tab/><text:tab/>May 2012</text:span></text:p>
      <text:p text:style-name="P8">Mathematics Minor</text:p>
      <text:p text:style-name="P8">SUNY College at Geneseo </text:p>
      <text:p text:style-name="Preformatted_20_Text"/>
      <text:p text:style-name="P11">Professional Development</text:p>
      <text:p text:style-name="P14">IBM Data Science Professional Certificate<text:tab/><text:tab/><text:tab/>Nov 2020</text:p>
      <text:p text:style-name="P14"/>
      <text:p text:style-name="P12">Skills</text:p>
      <text:p text:style-name="P22">Python: NumPy, Pandas, matplotlib, <text:span text:style-name="T33">seaborn</text:span></text:p>
      <text:p text:style-name="P19"><text:span text:style-name="T18">S</text:span><text:span text:style-name="T17">QL: Postgres, MS SQL Server</text:span></text:p>
      <text:p text:style-name="P24"><text:span text:style-name="T20">V</text:span><text:span text:style-name="T19">ersion Control: git, mercurial, CVS</text:span></text:p>
      <text:p text:style-name="P23"><text:span text:style-name="T20">System Administration: RedHat Linux, </text:span><text:span text:style-name="T21">Net</text:span><text:span text:style-name="T20">BSD</text:span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>
          <style:column-sep style:width="0.0035in" style:color="#000000" style:height="25%" style:style="solid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11-06T13:53:43.180272301</dc:date>
    <meta:editing-duration>PT1H21M22S</meta:editing-duration>
    <meta:editing-cycles>16</meta:editing-cycles>
    <meta:generator>LibreOffice/6.4.4.2$NetBSD_X86_64 LibreOffice_project/40$Build-2</meta:generator>
    <meta:document-statistic meta:table-count="0" meta:image-count="0" meta:object-count="0" meta:page-count="1" meta:paragraph-count="37" meta:word-count="338" meta:character-count="2348" meta:non-whitespace-character-count="1983"/>
  </office:meta>
</office:document-meta>
</file>